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7f50" officeooo:paragraph-rsid="00027f50"/>
    </style:style>
    <style:style style:name="P2" style:family="paragraph" style:parent-style-name="Standard">
      <style:text-properties officeooo:rsid="00032356" officeooo:paragraph-rsid="00032356"/>
    </style:style>
    <style:style style:name="P3" style:family="paragraph" style:parent-style-name="Standard">
      <style:text-properties officeooo:rsid="0004e87b" officeooo:paragraph-rsid="0004e87b"/>
    </style:style>
    <style:style style:name="P4" style:family="paragraph" style:parent-style-name="Standard">
      <style:text-properties officeooo:rsid="0006bac2" officeooo:paragraph-rsid="0006bac2"/>
    </style:style>
    <style:style style:name="P5" style:family="paragraph" style:parent-style-name="Standard">
      <style:text-properties officeooo:rsid="00081b26" officeooo:paragraph-rsid="00081b26"/>
    </style:style>
    <style:style style:name="P6" style:family="paragraph" style:parent-style-name="Standard">
      <style:text-properties officeooo:rsid="00096254" officeooo:paragraph-rsid="00096254"/>
    </style:style>
    <style:style style:name="P7" style:family="paragraph" style:parent-style-name="Standard">
      <style:text-properties officeooo:rsid="0009ce29" officeooo:paragraph-rsid="0009ce29"/>
    </style:style>
    <style:style style:name="P8" style:family="paragraph" style:parent-style-name="Standard">
      <style:text-properties officeooo:rsid="000acdc0" officeooo:paragraph-rsid="000acdc0"/>
    </style:style>
    <style:style style:name="P9" style:family="paragraph" style:parent-style-name="Standard">
      <style:text-properties officeooo:rsid="000cb955" officeooo:paragraph-rsid="000cb955"/>
    </style:style>
    <style:style style:name="P10" style:family="paragraph" style:parent-style-name="Standard">
      <style:text-properties officeooo:rsid="000e6a65" officeooo:paragraph-rsid="000e6a65"/>
    </style:style>
    <style:style style:name="P11" style:family="paragraph" style:parent-style-name="Standard">
      <style:text-properties officeooo:rsid="000fcdbd" officeooo:paragraph-rsid="000fcdbd"/>
    </style:style>
    <style:style style:name="P12" style:family="paragraph" style:parent-style-name="Standard">
      <style:text-properties officeooo:rsid="000fcdbd" officeooo:paragraph-rsid="00235372"/>
    </style:style>
    <style:style style:name="P13" style:family="paragraph" style:parent-style-name="Standard">
      <style:text-properties officeooo:rsid="0001f71a" officeooo:paragraph-rsid="0001f71a"/>
    </style:style>
    <style:style style:name="P14" style:family="paragraph" style:parent-style-name="Standard">
      <style:text-properties officeooo:rsid="0015ed8c" officeooo:paragraph-rsid="0015ed8c"/>
    </style:style>
    <style:style style:name="P15" style:family="paragraph" style:parent-style-name="Standard">
      <style:text-properties officeooo:rsid="0017a17c" officeooo:paragraph-rsid="001b3a52"/>
    </style:style>
    <style:style style:name="P16" style:family="paragraph" style:parent-style-name="Standard">
      <style:text-properties officeooo:rsid="001cff84" officeooo:paragraph-rsid="001cff84"/>
    </style:style>
    <style:style style:name="P17" style:family="paragraph" style:parent-style-name="Standard">
      <style:text-properties officeooo:rsid="000151af" officeooo:paragraph-rsid="00250f1f"/>
    </style:style>
    <style:style style:name="P18" style:family="paragraph" style:parent-style-name="Standard">
      <style:text-properties officeooo:rsid="00250f1f" officeooo:paragraph-rsid="00250f1f"/>
    </style:style>
    <style:style style:name="P19" style:family="paragraph" style:parent-style-name="Standard">
      <style:text-properties officeooo:rsid="0022e460" officeooo:paragraph-rsid="00235372"/>
    </style:style>
    <style:style style:name="P20" style:family="paragraph" style:parent-style-name="Standard">
      <style:text-properties officeooo:rsid="00235372" officeooo:paragraph-rsid="000fcdbd" fo:background-color="#ffff00"/>
    </style:style>
    <style:style style:name="P21" style:family="paragraph" style:parent-style-name="Standard">
      <style:text-properties officeooo:rsid="0030e4a7" officeooo:paragraph-rsid="0030e4a7"/>
    </style:style>
    <style:style style:name="P22" style:family="paragraph" style:parent-style-name="Text_20_body">
      <style:text-properties fo:font-style="normal" officeooo:rsid="01093ce6" officeooo:paragraph-rsid="0010f762" style:font-style-asian="normal" style:font-style-complex="normal"/>
    </style:style>
    <style:style style:name="P23" style:family="paragraph" style:parent-style-name="Text_20_body">
      <style:text-properties fo:font-style="normal" officeooo:rsid="00d6cf73" officeooo:paragraph-rsid="0010f762" style:font-style-asian="normal" style:font-style-complex="normal"/>
    </style:style>
    <style:style style:name="P24" style:family="paragraph" style:parent-style-name="Text_20_body">
      <style:text-properties fo:font-style="normal" officeooo:rsid="00121614" officeooo:paragraph-rsid="00121614" style:font-style-asian="normal" style:font-style-complex="normal"/>
    </style:style>
    <style:style style:name="P25" style:family="paragraph" style:parent-style-name="Text_20_body">
      <style:text-properties fo:font-style="normal" officeooo:rsid="002020a3" officeooo:paragraph-rsid="002020a3" style:font-style-asian="normal" style:font-style-complex="normal"/>
    </style:style>
    <style:style style:name="P26" style:family="paragraph" style:parent-style-name="Text_20_body">
      <style:text-properties fo:font-style="normal" officeooo:rsid="002285ca" officeooo:paragraph-rsid="002285ca" style:font-style-asian="normal" style:font-style-complex="normal"/>
    </style:style>
    <style:style style:name="P27" style:family="paragraph" style:parent-style-name="Text_20_body" style:list-style-name="L1">
      <style:text-properties fo:font-style="normal" officeooo:rsid="00d6cf73" officeooo:paragraph-rsid="0010f762" style:font-style-asian="normal" style:font-style-complex="normal"/>
    </style:style>
    <style:style style:name="P28" style:family="paragraph" style:parent-style-name="Text_20_body" style:list-style-name="L2">
      <style:text-properties fo:font-style="normal" officeooo:rsid="01093ce6" officeooo:paragraph-rsid="0010f762" style:font-style-asian="normal" style:font-style-complex="normal"/>
    </style:style>
    <style:style style:name="P29" style:family="paragraph" style:parent-style-name="Text_20_body" style:list-style-name="L2">
      <style:text-properties fo:font-style="normal" officeooo:rsid="0012eac5" officeooo:paragraph-rsid="0012eac5" style:font-style-asian="normal" style:font-style-complex="normal"/>
    </style:style>
    <style:style style:name="P30" style:family="paragraph" style:parent-style-name="Text_20_body" style:list-style-name="L2">
      <style:text-properties fo:font-style="normal" officeooo:rsid="0014ad36" officeooo:paragraph-rsid="0014ad36" style:font-style-asian="normal" style:font-style-complex="normal"/>
    </style:style>
    <style:style style:name="P31" style:family="paragraph" style:parent-style-name="Text_20_body" style:list-style-name="L3">
      <style:text-properties fo:font-style="normal" officeooo:rsid="001e0f27" officeooo:paragraph-rsid="001e0f27" style:font-style-asian="normal" style:font-style-complex="normal"/>
    </style:style>
    <style:style style:name="P32" style:family="paragraph" style:parent-style-name="Text_20_body" style:list-style-name="L4">
      <style:text-properties fo:font-style="normal" officeooo:rsid="00121614" officeooo:paragraph-rsid="00121614" style:font-style-asian="normal" style:font-style-complex="normal"/>
    </style:style>
    <style:style style:name="P33" style:family="paragraph" style:parent-style-name="Text_20_body" style:list-style-name="L5">
      <style:text-properties fo:font-style="normal" officeooo:rsid="0021449d" officeooo:paragraph-rsid="0021449d" style:font-style-asian="normal" style:font-style-complex="normal"/>
    </style:style>
    <style:style style:name="P34" style:family="paragraph" style:parent-style-name="Text_20_body" style:list-style-name="L5">
      <style:text-properties fo:font-style="normal" officeooo:rsid="00218072" officeooo:paragraph-rsid="00218072" style:font-style-asian="normal" style:font-style-complex="normal"/>
    </style:style>
    <style:style style:name="P35" style:family="paragraph" style:parent-style-name="Text_20_body" style:list-style-name="L5">
      <style:text-properties fo:font-style="normal" officeooo:rsid="0022559c" officeooo:paragraph-rsid="0022559c" style:font-style-asian="normal" style:font-style-complex="normal"/>
    </style:style>
    <style:style style:name="P36" style:family="paragraph" style:parent-style-name="Text_20_body" style:list-style-name="L5">
      <style:text-properties fo:font-style="normal" officeooo:rsid="002285ca" officeooo:paragraph-rsid="002285ca" style:font-style-asian="normal" style:font-style-complex="normal"/>
    </style:style>
    <style:style style:name="P37" style:family="paragraph" style:parent-style-name="Text_20_body" style:list-style-name="L2">
      <style:text-properties fo:color="#ff3333" fo:font-style="normal" officeooo:rsid="0012eac5" officeooo:paragraph-rsid="0012eac5" style:font-style-asian="normal" style:font-style-complex="normal"/>
    </style:style>
    <style:style style:name="P38" style:family="paragraph" style:parent-style-name="Standard">
      <style:text-properties officeooo:rsid="00322acd" officeooo:paragraph-rsid="00322acd"/>
    </style:style>
    <style:style style:name="T1" style:family="text">
      <style:text-properties officeooo:rsid="001a265d"/>
    </style:style>
    <style:style style:name="T2" style:family="text">
      <style:text-properties officeooo:rsid="001e0f27"/>
    </style:style>
    <style:style style:name="T3" style:family="text">
      <style:text-properties officeooo:rsid="00235372" fo:background-color="#ffff00" loext:char-shading-value="0"/>
    </style:style>
    <style:style style:name="T4" style:family="text">
      <style:text-properties fo:background-color="#66ffff" loext:char-shading-value="0"/>
    </style:style>
    <style:style style:name="T5" style:family="text">
      <style:text-properties officeooo:rsid="002550ea" fo:background-color="#66ffff" loext:char-shading-value="0"/>
    </style:style>
    <style:style style:name="T6" style:family="text">
      <style:text-properties officeooo:rsid="000151af" fo:background-color="#66ffff" loext:char-shading-value="0"/>
    </style:style>
    <style:style style:name="T7" style:family="text">
      <style:text-properties officeooo:rsid="00266752" fo:background-color="#66ffff" loext:char-shading-value="0"/>
    </style:style>
    <style:style style:name="T8" style:family="text">
      <style:text-properties officeooo:rsid="002a1854" fo:background-color="#66ffff" loext:char-shading-value="0"/>
    </style:style>
    <style:style style:name="T9" style:family="text">
      <style:text-properties officeooo:rsid="002a3dd7" fo:background-color="#66ffff" loext:char-shading-value="0"/>
    </style:style>
    <style:style style:name="T10" style:family="text">
      <style:text-properties officeooo:rsid="002bb189" fo:background-color="#66ffff" loext:char-shading-value="0"/>
    </style:style>
    <style:style style:name="T11" style:family="text">
      <style:text-properties officeooo:rsid="002d12d7" fo:background-color="#66ffff" loext:char-shading-value="0"/>
    </style:style>
    <style:style style:name="T12" style:family="text">
      <style:text-properties officeooo:rsid="002de067" fo:background-color="#66ffff" loext:char-shading-value="0"/>
    </style:style>
    <style:style style:name="T13" style:family="text">
      <style:text-properties officeooo:rsid="001b3a52" fo:background-color="#66ffff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4">Intel Edison, </text:span><text:a xlink:type="simple" xlink:href="http://download.intel.com/support/edison/sb/edisonmodule_hg_331189004.pdf" text:style-name="Internet_20_link" text:visited-style-name="Visited_20_Internet_20_Link"><text:span text:style-name="T6">http://download.intel.com/support/edison/sb/edisonmodule_hg_331189004.pdf</text:span></text:a><text:span text:style-name="T6">, </text:span><text:span text:style-name="T4">stan na dzień: xx.xx.xxxx</text:span></text:p>
      <text:p text:style-name="P17"/>
      <text:p text:style-name="P1">Intel edison zdjęcie: <text:a xlink:type="simple" xlink:href="http://www.intel.com/content/www/us/en/do-it-yourself/edison.html" text:style-name="Internet_20_link" text:visited-style-name="Visited_20_Internet_20_Link">http://www.intel.com/content/www/us/en/do-it-yourself/edison.html</text:a></text:p>
      <text:p text:style-name="P1"/>
      <text:p text:style-name="P2"><text:span text:style-name="T7">Raspberry PI2,</text:span><text:span text:style-name="T4"> </text:span><text:a xlink:type="simple" xlink:href="http://www.element14.com/community/docs/DOC-73827/l/the-new-raspberry-pi-2-model-b-1gb-technical-specifications" text:style-name="Internet_20_link" text:visited-style-name="Visited_20_Internet_20_Link"><text:span text:style-name="T4">http://www.element14.com/community/docs/DOC-73827/l/the-new-raspberry-pi-2-model-b-1gb-technical-specifications</text:span></text:a><text:span text:style-name="T4">, </text:span><text:span text:style-name="T7">stan na dzień: xx-xx-xxxx</text:span></text:p>
      <text:p text:style-name="P2"/>
      <text:p text:style-name="P3"><text:span text:style-name="T5">Porównanie Raspberry PI,</text:span><text:span text:style-name="T4"> </text:span><text:a xlink:type="simple" xlink:href="http://www.makershed.com/pages/raspberry-pi-comparison-chart" text:style-name="Internet_20_link" text:visited-style-name="Visited_20_Internet_20_Link"><text:span text:style-name="T4">http://www.makershed.com/pages/raspberry-pi-comparison-chart</text:span></text:a><text:span text:style-name="T4">, </text:span><text:span text:style-name="T5">stan na dzień: xx-xx-xxxx</text:span></text:p>
      <text:p text:style-name="P3"/>
      <text:p text:style-name="P5">raspberry pi 2 zdjecie: <text:a xlink:type="simple" xlink:href="https://www.raspberrypi.org/blog/raspberry-pi-2-on-sale/" text:style-name="Internet_20_link" text:visited-style-name="Visited_20_Internet_20_Link">https://www.raspberrypi.org/blog/raspberry-pi-2-on-sale/</text:a></text:p>
      <text:p text:style-name="P5"/>
      <text:p text:style-name="P21">wePresent zdjecie: <text:a xlink:type="simple" xlink:href="http://www.wepresentwifi.com/index.html" text:style-name="Internet_20_link" text:visited-style-name="Visited_20_Internet_20_Link">http://www.wepresentwifi.com/index.html</text:a></text:p>
      <text:p text:style-name="P5"/>
      <text:p text:style-name="P4"><text:span text:style-name="T8">Banana PRO,</text:span><text:span text:style-name="T4"> </text:span><text:a xlink:type="simple" xlink:href="http://www.lemaker.org/product-bananapro-specification.html" text:style-name="Internet_20_link" text:visited-style-name="Visited_20_Internet_20_Link"><text:span text:style-name="T4">http://www.lemaker.org/product-bananapro-specification.html</text:span></text:a><text:span text:style-name="T4">, </text:span><text:span text:style-name="T8">stan na dzień: xx-xx-xxxx</text:span></text:p>
      <text:p text:style-name="P4"/>
      <text:p text:style-name="P6">banana PRO zdj: <text:a xlink:type="simple" xlink:href="https://kamami.pl/banana-pi/235091-banana-pro.html" text:style-name="Internet_20_link" text:visited-style-name="Visited_20_Internet_20_Link">https://kamami.pl/banana-pi/235091-banana-pro.html</text:a></text:p>
      <text:p text:style-name="P6"/>
      <text:p text:style-name="P7">statystyka andoird: <text:a xlink:type="simple" xlink:href="http://www.windows8core.com/windows-phone-losses-03-global-market-share-january-2015-increase-android/" text:style-name="Internet_20_link" text:visited-style-name="Visited_20_Internet_20_Link">http://www.windows8core.com/windows-phone-losses-03-global-market-share-january-2015-increase-android/</text:a></text:p>
      <text:p text:style-name="P7"/>
      <text:p text:style-name="P8">banana system: <text:a xlink:type="simple" xlink:href="http://www.lemaker.org/product-bananapro-resource.html" text:style-name="Internet_20_link" text:visited-style-name="Visited_20_Internet_20_Link">http://www.lemaker.org/product-bananapro-resource.html</text:a></text:p>
      <text:p text:style-name="P8"/>
      <text:p text:style-name="P9"><text:span text:style-name="T9">Rufus,</text:span><text:span text:style-name="T4"> </text:span><text:a xlink:type="simple" xlink:href="https://rufus.akeo.ie/" text:style-name="Internet_20_link" text:visited-style-name="Visited_20_Internet_20_Link"><text:span text:style-name="T4">https://rufus.akeo.ie/</text:span></text:a><text:span text:style-name="T4">, </text:span><text:span text:style-name="T9">stan na dzień: xx-xx-xxxx</text:span></text:p>
      <text:p text:style-name="P9"/>
      <text:p text:style-name="P10"><text:span text:style-name="T10">X</text:span><text:span text:style-name="T11">doT</text:span><text:span text:style-name="T10">ool,</text:span><text:span text:style-name="T4"> </text:span><text:a xlink:type="simple" xlink:href="http://www.semicomplete.com/projects/xdotool/" text:style-name="Internet_20_link" text:visited-style-name="Visited_20_Internet_20_Link"><text:span text:style-name="T4">http://www.semicomplete.com/projects/xdotool/</text:span></text:a><text:span text:style-name="T4">, </text:span><text:span text:style-name="T10">stan na dzień: xx-xx-xxxx</text:span></text:p>
      <text:p text:style-name="P10"/>
      <text:p text:style-name="P16">poszukać standardu 802.11</text:p>
      <text:p text:style-name="P38">md5 <text:a xlink:type="simple" xlink:href="https://www.rfc-editor.org/rfc/rfc1321.txt" text:style-name="Internet_20_link" text:visited-style-name="Visited_20_Internet_20_Link">https://www.rfc-editor.org/rfc/rfc1321.txt</text:a></text:p>
      <text:p text:style-name="P38"/>
      <text:p text:style-name="P14">poszukać apache poi</text:p>
      <text:p text:style-name="P14"/>
      <text:p text:style-name="P14"/>
      <text:p text:style-name="P14"/>
      <text:p text:style-name="P15"><text:span text:style-name="T12">ICEpdf,</text:span><text:span text:style-name="T4"> </text:span><text:a xlink:type="simple" xlink:href="http://www.icesoft.org/java/projects/ICEpdf/" text:style-name="Internet_20_link" text:visited-style-name="Visited_20_Internet_20_Link"><text:span text:style-name="T13">http://www.icesoft.org/java/projects/ICEpdf/</text:span></text:a><text:span text:style-name="T13">, stan na dzień: xx-xx-xxxx</text:span></text:p>
      <text:p text:style-name="P15"/>
      <text:p text:style-name="P12">poszukać czegoś o C++: <text:span text:style-name="T3">Stroustrup B., "The C++ Programming Language, 4th Edition", Addison-Wasley Professional, 2013</text:span></text:p>
      <text:p text:style-name="P12"/>
      <text:p text:style-name="P19">nazwisko i., "tytuł", miasto:wydawnictwo, rok, s. Xxx-xxx</text:p>
      <text:p text:style-name="P12"/>
      <text:p text:style-name="P11">poszukać czegoś o javie/android: <text:span text:style-name="T3">Phillips B., Stewart C., Hardy B., Marsicano K., "Android Programming: The Big Nerd Ranch Guide", Big Nerd Ranch Guides, 2015</text:span></text:p>
      <text:p text:style-name="P20"/>
      <text:p text:style-name="P11">jakieś protokoły komunikacjey TCP/UDP</text:p>
      <text:p text:style-name="P11">manual linuxa</text:p>
      <text:p text:style-name="P13">Arm cortex: </text:p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list xml:id="list4087228498988085432" text:style-name="L1">
        <text:list-header>
          <text:p text:style-name="P27"/>
        </text:list-header>
      </text:list>
      <text:p text:style-name="P23"/>
      <text:p text:style-name="P23"/>
      <text:p text:style-name="P22">Rozdział o aplikacji java:</text:p>
      <text:list xml:id="list2958180543250094300" text:style-name="L2">
        <text:list-item>
          <text:p text:style-name="P28"/>
        </text:list-item>
        <text:list-item>
          <text:p text:style-name="P29">odtwarzanie prezentacji -&gt; przedstawić że są klawisze ale że można też pageup/down co pozwala na emulacje urządzeń usb -&gt; wskaźników</text:p>
        </text:list-item>
        <text:list-item>
          <text:p text:style-name="P37">!!!!! wrzucić zawartość beagla na repo!!!</text:p>
        </text:list-item>
        <text:list-item>
          <text:p text:style-name="P29"/>
        </text:list-item>
        <text:list-item>
          <text:p text:style-name="P28">IcePDF? → jak działa? Czy tylko wspomnieć?</text:p>
        </text:list-item>
        <text:list-item>
          <text:p text:style-name="P30">Pokazać zrzut – <text:span text:style-name="T1">zrobić nowy – przygotować kawałęk pdfa – może pierwsza str inż?</text:span></text:p>
        </text:list-item>
        <text:list-item>
          <text:p text:style-name="P30">omówić możliwości -&gt; pełnoekranowy tryb albo tryb ze scrollem</text:p>
        </text:list-item>
        <text:list-item>
          <text:p text:style-name="P30">możliwość rotacji w jedną ze stron</text:p>
        </text:list-item>
        <text:list-item>
          <text:p text:style-name="P30">wsparcie dla pageup/down</text:p>
        </text:list-item>
        <text:list-item>
          <text:p text:style-name="P30"/>
        </text:list-item>
      </text:list>
      <text:p text:style-name="P22"/>
      <text:p text:style-name="P22"/>
      <text:p text:style-name="P24">Andoird:</text:p>
      <text:list xml:id="list4137313197538290980" text:style-name="L3">
        <text:list-item>
          <text:p text:style-name="P31">wspierane API (wersje systemu)</text:p>
        </text:list-item>
      </text:list>
      <text:list xml:id="list1106183837776897231" text:style-name="L4">
        <text:list-item>
          <text:p text:style-name="P32">napisać o budowie okienek, -<text:span text:style-name="T2">&gt; pokazać przejścia -&gt; zrobić w pracy obrazki</text:span></text:p>
        </text:list-item>
        <text:list-item>
          <text:p text:style-name="P32">menadżer plików</text:p>
        </text:list-item>
        <text:list-item>
          <text:p text:style-name="P32">rozpoznawanie gestów – opisać jakie wspierane</text:p>
        </text:list-item>
      </text:list>
      <text:p text:style-name="P24"/>
      <text:p text:style-name="P24"/>
      <text:p text:style-name="P24"/>
      <text:p text:style-name="P25">SKRÓTY:</text:p>
      <text:list xml:id="list1804800236415155414" text:style-name="L5">
        <text:list-item>
          <text:p text:style-name="P33">HDMI – High Definition Multimedia Interface</text:p>
        </text:list-item>
        <text:list-item>
          <text:p text:style-name="P33">RTV – Radio and Television</text:p>
        </text:list-item>
        <text:list-item>
          <text:p text:style-name="P33">SSID – Service set identifier</text:p>
        </text:list-item>
        <text:list-item>
          <text:p text:style-name="P33">ISM – Industral, Scientific, Medical</text:p>
        </text:list-item>
        <text:list-item>
          <text:p text:style-name="P33">Wi-Fi - </text:p>
        </text:list-item>
        <text:list-item>
          <text:p text:style-name="P33">IoT – Internet of things</text:p>
        </text:list-item>
        <text:list-item>
          <text:p text:style-name="P33">BLE – Bluetooth low energy</text:p>
        </text:list-item>
        <text:list-item>
          <text:p text:style-name="P33"><text:soft-page-break/>GPIO – General purpose input/output</text:p>
        </text:list-item>
        <text:list-item>
          <text:p text:style-name="P33">USB – Universal serial bus</text:p>
        </text:list-item>
        <text:list-item>
          <text:p text:style-name="P33">DDR – Double data rate</text:p>
        </text:list-item>
        <text:list-item>
          <text:p text:style-name="P33">SD card – Secure Digital card</text:p>
        </text:list-item>
        <text:list-item>
          <text:p text:style-name="P33">OTG – On the go</text:p>
        </text:list-item>
        <text:list-item>
          <text:p text:style-name="P34">RAM – random access memory</text:p>
        </text:list-item>
        <text:list-item>
          <text:p text:style-name="P34">GPU – Graphics processing unit</text:p>
        </text:list-item>
        <text:list-item>
          <text:p text:style-name="P34">GPL – General public license</text:p>
        </text:list-item>
        <text:list-item>
          <text:p text:style-name="P34">API – Application Programming Interface</text:p>
        </text:list-item>
        <text:list-item>
          <text:p text:style-name="P34">SDK – Software development Kit</text:p>
        </text:list-item>
        <text:list-item>
          <text:p text:style-name="P34">PDF – portable document format</text:p>
        </text:list-item>
        <text:list-item>
          <text:p text:style-name="P34">HID – Human interface device</text:p>
        </text:list-item>
        <text:list-item>
          <text:p text:style-name="P34">LED – light emmiting diode</text:p>
        </text:list-item>
        <text:list-item>
          <text:p text:style-name="P34">LXDE – lightweight x11 desktop environment</text:p>
        </text:list-item>
        <text:list-item>
          <text:p text:style-name="P35">TCP – transmission control protocol</text:p>
        </text:list-item>
        <text:list-item>
          <text:p text:style-name="P35">UDP – user datagram protocol</text:p>
        </text:list-item>
        <text:list-item>
          <text:p text:style-name="P35">IP – internet protocol</text:p>
        </text:list-item>
        <text:list-item>
          <text:p text:style-name="P35">TLV – type length value</text:p>
        </text:list-item>
        <text:list-item>
          <text:p text:style-name="P36">PID – process ID</text:p>
        </text:list-item>
        <text:list-item>
          <text:p text:style-name="P36">IPC – inter process communication</text:p>
        </text:list-item>
      </text:list>
      <text:p text:style-name="P26"/>
      <text:p text:style-name="P26"/>
      <text:p text:style-name="P26">wygenerować spis tabel i obrazków</text:p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H2M49S</meta:editing-duration>
    <meta:editing-cycles>52</meta:editing-cycles>
    <meta:generator>LibreOffice/5.0.3.2$Windows_X86_64 LibreOffice_project/e5f16313668ac592c1bfb310f4390624e3dbfb75</meta:generator>
    <dc:date>2015-12-18T15:05:15.479000000</dc:date>
    <meta:document-statistic meta:table-count="0" meta:image-count="0" meta:object-count="0" meta:page-count="3" meta:paragraph-count="68" meta:word-count="376" meta:character-count="3105" meta:non-whitespace-character-count="2803"/>
    <meta:user-defined meta:name="Info 1"/>
    <meta:user-defined meta:name="Info 2"/>
    <meta:user-defined meta:name="Info 3"/>
    <meta:user-defined meta:name="Info 4"/>
  </office:meta>
</office:document-meta>
</file>